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ffab4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0ffab4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text-properties officeooo:paragraph-rsid="001053f7"/>
    </style:style>
    <style:style style:name="P8" style:family="paragraph" style:parent-style-name="Text_20_body" style:list-style-name="L1">
      <style:text-properties officeooo:rsid="000f261a" officeooo:paragraph-rsid="000f261a"/>
    </style:style>
    <style:style style:name="P9" style:family="paragraph" style:parent-style-name="Text_20_body" style:list-style-name="L2">
      <style:text-properties officeooo:rsid="000ffab4" officeooo:paragraph-rsid="000ffab4"/>
    </style:style>
    <style:style style:name="P10" style:family="paragraph" style:parent-style-name="Text_20_body" style:list-style-name="L5">
      <style:text-properties officeooo:rsid="001053f7" officeooo:paragraph-rsid="001053f7"/>
    </style:style>
    <style:style style:name="T1" style:family="text">
      <style:text-properties officeooo:rsid="000f261a"/>
    </style:style>
    <style:style style:name="T2" style:family="text">
      <style:text-properties officeooo:rsid="000ffab4"/>
    </style:style>
    <style:style style:name="T3" style:family="text">
      <style:text-properties officeooo:rsid="001053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ticipant ID:<text:tab/><text:tab/><text:tab/><text:tab/><text:tab/><text:tab/><text:tab/>Date:</text:h>
      <text:h text:style-name="Heading_20_1" text:outline-level="1">Before Subject arrives</text:h>
      <text:list xml:id="list6191345721361957167" text:style-name="L1">
        <text:list-item>
          <text:p text:style-name="P1"><text:span text:style-name="T1">EOGs: 4</text:span> EEG electrodes</text:p>
        </text:list-item>
        <text:list-item>
          <text:p text:style-name="P8">CardioImpedance: 4</text:p>
        </text:list-item>
        <text:list-item>
          <text:p text:style-name="P8">ECG: 2</text:p>
        </text:list-item>
        <text:list-item>
          <text:p text:style-name="P8">Microphone <text:span text:style-name="T2">prêt</text:span></text:p>
        </text:list-item>
        <text:list-item>
          <text:p text:style-name="P8">Biopac branchements</text:p>
        </text:list-item>
        <text:list-item>
          <text:p text:style-name="P8">[Photo Biopac facade]</text:p>
        </text:list-item>
      </text:list>
      <text:h text:style-name="Heading_20_1" text:outline-level="1">Subject arrived</text:h>
      <text:list xml:id="list822303732900705317" text:style-name="L2">
        <text:list-item>
          <text:p text:style-name="P2">Sign consent</text:p>
        </text:list-item>
        <text:list-item>
          <text:p text:style-name="P9">A poil!</text:p>
        </text:list-item>
        <text:list-item>
          <text:p text:style-name="P9">Telephone éteint</text:p>
        </text:list-item>
        <text:list-item>
          <text:p text:style-name="P9">Oeil directeur</text:p>
        </text:list-item>
        <text:list-item>
          <text:p text:style-name="P9">Gommage</text:p>
        </text:list-item>
        <text:list-item>
          <text:p text:style-name="P9">Alcool</text:p>
        </text:list-item>
        <text:list-item>
          <text:p text:style-name="P9">Electrodes en place</text:p>
        </text:list-item>
        <text:list-item>
          <text:p text:style-name="P9">[Photo montage]</text:p>
        </text:list-item>
        <text:list-item>
          <text:p text:style-name="P9">Check impédances</text:p>
        </text:list-item>
        <text:list-item>
          <text:p text:style-name="P9">Distance elecs V + -</text:p>
        </text:list-item>
        <text:list-item>
          <text:p text:style-name="P9">Ceinture micro</text:p>
        </text:list-item>
        <text:list-item>
          <text:p text:style-name="P9">Assis</text:p>
        </text:list-item>
        <text:list-item>
          <text:p text:style-name="P9">Branchements</text:p>
          <text:list>
            <text:list-item>
              <text:p text:style-name="P9">elecs</text:p>
            </text:list-item>
            <text:list-item>
              <text:p text:style-name="P9">Micro</text:p>
            </text:list-item>
            <text:list-item>
              <text:p text:style-name="P9">Ceinture respi</text:p>
            </text:list-item>
          </text:list>
        </text:list-item>
        <text:list-item>
          <text:p text:style-name="P9">[Photo branchements]</text:p>
        </text:list-item>
        <text:list-item>
          <text:p text:style-name="P9">Rassembler les cables (scotch)</text:p>
        </text:list-item>
        <text:list-item>
          <text:p text:style-name="P9">Set light to constant</text:p>
        </text:list-item>
        <text:list-item>
          <text:p text:style-name="P9">Planche sur genoux</text:p>
        </text:list-item>
        <text:list-item>
          <text:p text:style-name="P9">écran</text:p>
        </text:list-item>
        <text:list-item>
          <text:p text:style-name="P3"><text:span text:style-name="T2">cache écran</text:span></text:p>
        </text:list-item>
      </text:list>
      <text:h text:style-name="Heading_20_1" text:outline-level="1">Control room</text:h>
      <text:list xml:id="list1865949149568138216" text:style-name="L4">
        <text:list-item>
          <text:p text:style-name="P5"><text:span text:style-name="T2">Start Acqknowledge</text:span></text:p>
        </text:list-item>
        <text:list-item>
          <text:p text:style-name="P5">Load preparation</text:p>
        </text:list-item>
        <text:list-item>
          <text:p text:style-name="P4"><text:span text:style-name="T2">Check all settings</text:span></text:p>
        </text:list-item>
      </text:list>
      <text:h text:style-name="Heading_20_1" text:outline-level="1">Reco<text:span text:style-name="T2">r</text:span>ding</text:h>
      <text:list xml:id="list141324792236486" text:continue-numbering="true" text:style-name="L4">
        <text:list-item>
          <text:p text:style-name="P5"><text:span text:style-name="T2">MEG</text:span></text:p>
        </text:list-item>
        <text:list-item>
          <text:p text:style-name="P5"><text:span text:style-name="T2">Biopac</text:span></text:p>
        </text:list-item>
        <text:list-item>
          <text:p text:style-name="P5"><text:span text:style-name="T2">Stims</text:span></text:p>
        </text:list-item>
      </text:list>
      <text:h text:style-name="Heading_20_1" text:outline-level="1"><text:soft-page-break/>End</text:h>
      <text:list xml:id="list4048626675564233254" text:style-name="L5">
        <text:list-item>
          <text:p text:style-name="P7"><text:span text:style-name="T3">Récupérer les ponts</text:span></text:p>
        </text:list-item>
        <text:list-item>
          <text:p text:style-name="P10">Eteindre biopa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en Chaumon</meta:initial-creator>
    <meta:creation-date>2011-08-03T14:13:38</meta:creation-date>
    <dc:date>2016-11-23T14:12:58.716756402</dc:date>
    <meta:editing-duration>PT3H19M3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124" meta:character-count="617" meta:non-whitespace-character-count="565"/>
  </office:meta>
</office:document-meta>
</file>